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9.9pt"/>
    </style:style>
    <style:style style:name="co4" style:family="table-column">
      <style:table-column-properties fo:break-before="auto" style:column-width="167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"/>
  </office:automatic-styles>
  <office:body>
    <office:spreadsheet>
      <table:calculation-settings table:automatic-find-labels="false"/>
      <table:table table:name="rundata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es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Run length (days)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Duration (wall minutes)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ile sizes(MB)</text:p>
          </table:table-cell>
          <table:table-cell/>
        </table:table-row>
        <table:table-row table:style-name="ro1">
          <table:table-cell office:value-type="string" calcext:value-type="string">
            <text:p>History:</text:p>
          </table:table-cell>
          <table:table-cell/>
        </table:table-row>
        <table:table-row table:style-name="ro1">
          <table:table-cell office:value-type="string" calcext:value-type="string">
            <text:p>CAM h0</text:p>
          </table:table-cell>
          <table:table-cell table:formula="of:=264*6" office:value-type="float" office:value="1584" calcext:value-type="float">
            <text:p>1584</text:p>
          </table:table-cell>
        </table:table-row>
        <table:table-row table:style-name="ro1">
          <table:table-cell office:value-type="string" calcext:value-type="string">
            <text:p>CAM h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CAM h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 h3</text:p>
          </table:table-cell>
          <table:table-cell/>
        </table:table-row>
        <table:table-row table:style-name="ro1">
          <table:table-cell office:value-type="string" calcext:value-type="string">
            <text:p>total CAM</text:p>
          </table:table-cell>
          <table:table-cell table:formula="of:=SUM([.B6:.B9])" office:value-type="float" office:value="2084" calcext:value-type="float">
            <text:p>2084</text:p>
          </table:table-cell>
        </table:table-row>
        <table:table-row table:style-name="ro1">
          <table:table-cell office:value-type="string" calcext:value-type="string">
            <text:p>CLM h0</text:p>
          </table:table-cell>
          <table:table-cell table:formula="of:=89*5+108" office:value-type="float" office:value="553" calcext:value-type="float">
            <text:p>553</text:p>
          </table:table-cell>
        </table:table-row>
        <table:table-row table:style-name="ro1">
          <table:table-cell office:value-type="string" calcext:value-type="string">
            <text:p>CLM h1</text:p>
          </table:table-cell>
          <table:table-cell table:formula="of:=14*6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CLM h2</text:p>
          </table:table-cell>
          <table:table-cell table:formula="of:=23*6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CLM h3</text:p>
          </table:table-cell>
          <table:table-cell/>
        </table:table-row>
        <table:table-row table:style-name="ro1">
          <table:table-cell office:value-type="string" calcext:value-type="string">
            <text:p>total CLM</text:p>
          </table:table-cell>
          <table:table-cell table:formula="of:=SUM([.B11:.B14])" office:value-type="float" office:value="775" calcext:value-type="float">
            <text:p>77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otal history</text:p>
          </table:table-cell>
          <table:table-cell table:formula="of:=[.B15]+[.B10]" office:value-type="float" office:value="2859" calcext:value-type="float">
            <text:p>2859</text:p>
          </table:table-cell>
        </table:table-row>
      </table:table>
      <table:table table:name="estimates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s in each experiment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 ensembl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 scenario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otal run-years</text:p>
          </table:table-cell>
          <table:table-cell table:formula="of:=[.B3]*[.B2]*[.B1]" office:value-type="float" office:value="720" calcext:value-type="float">
            <text:p>7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Time estimates</text:p>
          </table:table-cell>
          <table:table-cell/>
        </table:table-row>
        <table:table-row table:style-name="ro1">
          <table:table-cell office:value-type="string" calcext:value-type="string">
            <text:p>Total cost (minutes for a model day)</text:p>
          </table:table-cell>
          <table:table-cell table:formula="of:=[rundata.B3]/[rundata.B2]" office:value-type="float" office:value="0.164835164835165" calcext:value-type="float">
            <text:p>0.1648351648</text:p>
          </table:table-cell>
        </table:table-row>
        <table:table-row table:style-name="ro1">
          <table:table-cell office:value-type="string" calcext:value-type="string">
            <text:p>Total cost (hours for a model year)</text:p>
          </table:table-cell>
          <table:table-cell table:formula="of:=365*[.B8]/60" office:value-type="float" office:value="1.00274725274725" calcext:value-type="float">
            <text:p>1.0027472527</text:p>
          </table:table-cell>
        </table:table-row>
        <table:table-row table:style-name="ro1">
          <table:table-cell office:value-type="string" calcext:value-type="string">
            <text:p>Years in a 2hr run</text:p>
          </table:table-cell>
          <table:table-cell table:formula="of:=2/[.B9]" office:value-type="float" office:value="1.99452054794521" calcext:value-type="float">
            <text:p>1.9945205479</text:p>
          </table:table-cell>
        </table:table-row>
        <table:table-row table:style-name="ro1">
          <table:table-cell office:value-type="string" calcext:value-type="string">
            <text:p>Years in a 2d run</text:p>
          </table:table-cell>
          <table:table-cell table:formula="of:=48/[.B9]" office:value-type="float" office:value="47.8684931506849" calcext:value-type="float">
            <text:p>47.868493150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er experiment time (hours)</text:p>
          </table:table-cell>
          <table:table-cell table:formula="of:=[.B9]*[.B1]" office:value-type="float" office:value="45.1236263736264" calcext:value-type="float">
            <text:p>45.1236263736</text:p>
          </table:table-cell>
        </table:table-row>
        <table:table-row table:style-name="ro1">
          <table:table-cell office:value-type="string" calcext:value-type="string">
            <text:p>Per experiment time (days)</text:p>
          </table:table-cell>
          <table:table-cell table:formula="of:=[.B13]/24" office:value-type="float" office:value="1.8801510989011" calcext:value-type="float">
            <text:p>1.8801510989</text:p>
          </table:table-cell>
        </table:table-row>
        <table:table-row table:style-name="ro1">
          <table:table-cell office:value-type="string" calcext:value-type="string">
            <text:p>2h runs per experiment</text:p>
          </table:table-cell>
          <table:table-cell table:formula="of:=[.B1]/[.B10]" office:value-type="float" office:value="22.5618131868132" calcext:value-type="float">
            <text:p>22.5618131868</text:p>
          </table:table-cell>
        </table:table-row>
        <table:table-row table:style-name="ro1">
          <table:table-cell office:value-type="string" calcext:value-type="string">
            <text:p>2d runs per experiment</text:p>
          </table:table-cell>
          <table:table-cell table:formula="of:=[.B1]/[.B11]" office:value-type="float" office:value="0.940075549450549" calcext:value-type="float">
            <text:p>0.940075549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otal time (days)</text:p>
          </table:table-cell>
          <table:table-cell table:formula="of:=[.B14]*[.B2]*[.B3]" office:value-type="float" office:value="30.0824175824176" calcext:value-type="float">
            <text:p>30.0824175824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Storage (MB)</text:p>
          </table:table-cell>
          <table:table-cell/>
        </table:table-row>
        <table:table-row table:style-name="ro1">
          <table:table-cell office:value-type="string" calcext:value-type="string">
            <text:p>CAM history per year</text:p>
          </table:table-cell>
          <table:table-cell table:style-name="ce2" table:formula="of:=365*[rundata.B10]/[$rundata.$B$2]" office:value-type="float" office:value="4179.45054945055" calcext:value-type="float">
            <text:p>4,179</text:p>
          </table:table-cell>
        </table:table-row>
        <table:table-row table:style-name="ro1">
          <table:table-cell office:value-type="string" calcext:value-type="string">
            <text:p>CAM h0</text:p>
          </table:table-cell>
          <table:table-cell table:style-name="ce2" table:formula="of:=365*[rundata.B6]/[$rundata.$B$2]" office:value-type="float" office:value="3176.7032967033" calcext:value-type="float">
            <text:p>3,177</text:p>
          </table:table-cell>
        </table:table-row>
        <table:table-row table:style-name="ro1">
          <table:table-cell office:value-type="string" calcext:value-type="string">
            <text:p>CAM h1</text:p>
          </table:table-cell>
          <table:table-cell table:style-name="ce2" table:formula="of:=365*[rundata.B7]/[$rundata.$B$2]" office:value-type="float" office:value="1002.74725274725" calcext:value-type="float">
            <text:p>1,003</text:p>
          </table:table-cell>
        </table:table-row>
        <table:table-row table:style-name="ro1">
          <table:table-cell office:value-type="string" calcext:value-type="string">
            <text:p>CAM h2</text:p>
          </table:table-cell>
          <table:table-cell table:style-name="ce2" table:formula="of:=365*[rundata.B8]/[$rundata.$B$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 h3</text:p>
          </table:table-cell>
          <table:table-cell table:style-name="ce2" table:formula="of:=365*[rundata.B9]/[$rundata.$B$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M history per year</text:p>
          </table:table-cell>
          <table:table-cell table:style-name="ce2" table:formula="of:=365*[rundata.B15]/[rundata.B2]" office:value-type="float" office:value="1554.25824175824" calcext:value-type="float">
            <text:p>1,554</text:p>
          </table:table-cell>
        </table:table-row>
        <table:table-row table:style-name="ro1">
          <table:table-cell/>
          <table:table-cell table:style-name="ce2"/>
        </table:table-row>
        <table:table-row table:style-name="ro1">
          <table:table-cell office:value-type="string" calcext:value-type="string">
            <text:p>CAM history per experiment</text:p>
          </table:table-cell>
          <table:table-cell table:style-name="ce2" table:formula="of:=[.B22]*[.B1]" office:value-type="float" office:value="188075.274725275" calcext:value-type="float">
            <text:p>188,075</text:p>
          </table:table-cell>
        </table:table-row>
        <table:table-row table:style-name="ro1">
          <table:table-cell office:value-type="string" calcext:value-type="string">
            <text:p>CLM history per experiment</text:p>
          </table:table-cell>
          <table:table-cell table:style-name="ce2" table:formula="of:=[.B27]*[.B1]" office:value-type="float" office:value="69941.6208791209" calcext:value-type="float">
            <text:p>69,942</text:p>
          </table:table-cell>
        </table:table-row>
        <table:table-row table:style-name="ro1">
          <table:table-cell/>
          <table:table-cell table:style-name="ce2"/>
        </table:table-row>
        <table:table-row table:style-name="ro1">
          <table:table-cell office:value-type="string" calcext:value-type="string">
            <text:p>Total history per experiment</text:p>
          </table:table-cell>
          <table:table-cell table:style-name="ce2" table:formula="of:=[.B30]+[.B29]" office:value-type="float" office:value="258016.895604396" calcext:value-type="float">
            <text:p>258,017</text:p>
          </table:table-cell>
        </table:table-row>
        <table:table-row table:style-name="ro1">
          <table:table-cell/>
          <table:table-cell table:style-name="ce2"/>
        </table:table-row>
        <table:table-row table:style-name="ro1">
          <table:table-cell office:value-type="string" calcext:value-type="string">
            <text:p>Total history overall</text:p>
          </table:table-cell>
          <table:table-cell table:style-name="ce2" table:formula="of:=[.B32]*[.B2]*[.B3]" office:value-type="float" office:value="4128270.32967033" calcext:value-type="float">
            <text:p>4,128,270</text:p>
          </table:table-cell>
        </table:table-row>
      </table:table>
      <table:table table:name="namelists" table:style-name="ta1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&amp;cam_inpar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filt</text:p>
          </table:table-cell>
          <table:table-cell table:number-columns-repeated="2"/>
          <table:table-cell office:value-type="string" calcext:value-type="string">
            <text:p>=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>
          <table:table-cell/>
          <table:table-cell office:value-type="string" calcext:value-type="string">
            <text:p>nhtfrq</text:p>
          </table:table-cell>
          <table:table-cell/>
          <table:table-cell office:value-type="string" calcext:value-type="string">
            <text:p>=</text:p>
          </table:table-cell>
          <table:table-cell office:value-type="string" calcext:value-type="string">
            <text:p>0,-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cl1</text:p>
          </table:table-cell>
          <table:table-cell/>
          <table:table-cell office:value-type="string" calcext:value-type="string">
            <text:p>=</text:p>
          </table:table-cell>
          <table:table-cell office:value-type="string" calcext:value-type="string">
            <text:p>'OMEGA','OMEGAQ','V','U','VQ','T','Q'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cl2</text:p>
          </table:table-cell>
          <table:table-cell/>
          <table:table-cell office:value-type="string" calcext:value-type="string">
            <text:p>=</text:p>
          </table:table-cell>
          <table:table-cell office:value-type="string" calcext:value-type="string">
            <text:p>'TREFHTMN','TREFHTMX','TREFHT','PRECC','PRECL','PRECT','PRECSC','PRECSL','PSL','PS','QREFHT','U10','FLDS','FSDS','CLDTOT','SST','ICEFRAC'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&amp;clm_inpar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pftdy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'$DIN_LOC_ROOT/lnd/clm2/surfdata/surfdata.pftdyn_0.9x1.25_rcp8.5_simyr1850-2100_rochedo_weg_c100319.nc'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ist_fincl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'WA','WT','H2OSOI','SOILLIQ','TG','TSOI','U10','WIND'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ist_fincl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'TLAI'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ist_dov2x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.true.,.true.,.false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ist_nhtfrq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,0,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ist_mfil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2,12,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4">00/00/0000</text:date>, <text:time style:data-style-name="N2" text:time-value="14:44:02.2787614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Abrahão</meta:initial-creator>
    <meta:creation-date>2019-03-21T18:11:45.596599154</meta:creation-date>
    <meta:generator>LibreOffice/5.1.6.2$Linux_X86_64 LibreOffice_project/10m0$Build-2</meta:generator>
    <dc:date>2019-03-24T14:46:29.439811429</dc:date>
    <meta:editing-duration>PT2H5M27S</meta:editing-duration>
    <meta:editing-cycles>34</meta:editing-cycles>
    <meta:document-statistic meta:table-count="3" meta:cell-count="110" meta:object-count="0"/>
  </office:meta>
</office:document-meta>
</file>